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E0000009F67E5ED4C879AC8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fce8" officeooo:paragraph-rsid="0010fce8"/>
    </style:style>
    <style:style style:name="P2" style:family="paragraph" style:parent-style-name="Header">
      <style:text-properties officeooo:rsid="002907f2" officeooo:paragraph-rsid="002907f2"/>
    </style:style>
    <style:style style:name="P3" style:family="paragraph" style:parent-style-name="Text_20_body">
      <style:text-properties officeooo:paragraph-rsid="00291274"/>
    </style:style>
    <style:style style:name="P4" style:family="paragraph" style:parent-style-name="Text_20_body">
      <style:text-properties fo:color="#000000" officeooo:rsid="00291274" officeooo:paragraph-rsid="00291274"/>
    </style:style>
    <style:style style:name="P5" style:family="paragraph" style:parent-style-name="Text_20_body">
      <style:text-properties fo:color="#000000" officeooo:rsid="002bcc32" officeooo:paragraph-rsid="002bcc32"/>
    </style:style>
    <style:style style:name="P6" style:family="paragraph" style:parent-style-name="Text_20_body">
      <style:text-properties fo:color="#000000" officeooo:rsid="002c4b3b" officeooo:paragraph-rsid="002c4b3b"/>
    </style:style>
    <style:style style:name="P7" style:family="paragraph" style:parent-style-name="Text_20_body">
      <style:text-properties fo:color="#000000" officeooo:rsid="002d2f63" officeooo:paragraph-rsid="002d2f63"/>
    </style:style>
    <style:style style:name="P8" style:family="paragraph" style:parent-style-name="Text_20_body">
      <style:text-properties fo:color="#000000" officeooo:rsid="002d8046" officeooo:paragraph-rsid="002d8046"/>
    </style:style>
    <style:style style:name="P9" style:family="paragraph" style:parent-style-name="Text_20_body">
      <style:text-properties fo:color="#000000" officeooo:rsid="002eab43" officeooo:paragraph-rsid="002eab43"/>
    </style:style>
    <style:style style:name="P10" style:family="paragraph" style:parent-style-name="Text_20_body">
      <style:text-properties fo:color="#000000" officeooo:rsid="002f849e" officeooo:paragraph-rsid="002f849e"/>
    </style:style>
    <style:style style:name="P11" style:family="paragraph" style:parent-style-name="Text_20_body">
      <style:text-properties fo:color="#000000" officeooo:rsid="0030ea8a" officeooo:paragraph-rsid="0030ea8a"/>
    </style:style>
    <style:style style:name="P12" style:family="paragraph" style:parent-style-name="Text_20_body">
      <style:text-properties fo:color="#000000" fo:font-size="10pt" officeooo:rsid="0030ea8a" officeooo:paragraph-rsid="0030ea8a" style:font-size-asian="10pt" style:font-size-complex="10pt"/>
    </style:style>
    <style:style style:name="P13" style:family="paragraph" style:parent-style-name="Heading_20_1">
      <style:text-properties fo:color="#ff0000"/>
    </style:style>
    <style:style style:name="P14" style:family="paragraph" style:parent-style-name="Heading_20_1">
      <style:text-properties fo:color="#ff0000" fo:font-weight="normal" style:font-weight-asian="normal" style:font-weight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07f2" style:font-weight-asian="bold" style:font-weight-complex="bold"/>
    </style:style>
    <style:style style:name="T3" style:family="text">
      <style:text-properties fo:color="#ff0000" style:font-name="serif" fo:font-size="17.25pt" fo:font-weight="normal" style:font-weight-asian="normal" style:font-weight-complex="normal"/>
    </style:style>
    <style:style style:name="T4" style:family="text">
      <style:text-properties officeooo:rsid="00160de0"/>
    </style:style>
    <style:style style:name="T5" style:family="text">
      <style:text-properties officeooo:rsid="002907f2"/>
    </style:style>
    <style:style style:name="T6" style:family="text">
      <style:text-properties officeooo:rsid="00291274"/>
    </style:style>
    <style:style style:name="T7" style:family="text">
      <style:text-properties fo:color="#000000" officeooo:rsid="00291274"/>
    </style:style>
    <style:style style:name="T8" style:family="text">
      <style:text-properties officeooo:rsid="002b0f69"/>
    </style:style>
    <style:style style:name="T9" style:family="text">
      <style:text-properties officeooo:rsid="002bcc32"/>
    </style:style>
    <style:style style:name="T10" style:family="text">
      <style:text-properties officeooo:rsid="002c4b3b"/>
    </style:style>
    <style:style style:name="T11" style:family="text">
      <style:text-properties officeooo:rsid="002eab43"/>
    </style:style>
    <style:style style:name="T12" style:family="text">
      <style:text-properties officeooo:rsid="002f849e"/>
    </style:style>
    <style:style style:name="T13" style:family="text">
      <style:text-properties officeooo:rsid="0030ea8a"/>
    </style:style>
    <style:style style:name="T14" style:family="text">
      <style:text-properties style:font-name="serif" fo:font-size="17.25pt"/>
    </style:style>
    <style:style style:name="T15" style:family="text">
      <style:text-properties style:font-name="serif" fo:font-size="17.25pt" fo:font-weight="normal" style:font-weight-asian="normal" style:font-weight-complex="normal"/>
    </style:style>
    <style:style style:name="T16" style:family="text">
      <style:text-properties style:font-name="serif" fo:font-size="17.25pt" officeooo:rsid="00331829"/>
    </style:style>
    <style:style style:name="T17" style:family="text">
      <style:text-properties style:font-name="serif" fo:font-weight="normal" style:font-weight-asian="normal" style:font-weight-complex="normal"/>
    </style:style>
    <style:style style:name="T18" style:family="text">
      <style:text-properties style:font-name="serif" fo:font-weight="normal" officeooo:rsid="00311ba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306_125140000" text:style-name="Index_20_Link" text:visited-style-name="Index_20_Link">1) Sélection de la langue<text:tab/>1</text:a></text:p>
          <text:p text:style-name="P15"><text:a xlink:type="simple" xlink:href="#__RefHeading___Toc85_1779010352" text:style-name="Index_20_Link" text:visited-style-name="Index_20_Link">2) Choisir la disposition du clavier<text:tab/>1</text:a></text:p>
          <text:p text:style-name="P15"><text:a xlink:type="simple" xlink:href="#__RefHeading___Toc87_1779010352" text:style-name="Index_20_Link" text:visited-style-name="Index_20_Link">3) Détecter le matériel réseau<text:tab/>1</text:a></text:p>
          <text:p text:style-name="P15"><text:a xlink:type="simple" xlink:href="#__RefHeading___Toc89_1779010352" text:style-name="Index_20_Link" text:visited-style-name="Index_20_Link">4) Créer les utilisateurs et choisir les mots de passe<text:tab/>1</text:a></text:p>
          <text:p text:style-name="P15"><text:a xlink:type="simple" xlink:href="#__RefHeading___Toc91_1779010352" text:style-name="Index_20_Link" text:visited-style-name="Index_20_Link">5) Configurer l'horloge<text:tab/>1</text:a></text:p>
          <text:p text:style-name="P15"><text:a xlink:type="simple" xlink:href="#__RefHeading___Toc117_1779010352" text:style-name="Index_20_Link" text:visited-style-name="Index_20_Link">6) Détecter les disques<text:tab/>1</text:a></text:p>
        </text:index-body>
      </text:table-of-content>
      <text:h text:style-name="P13" text:outline-level="1"><text:bookmark-start text:name="__RefHeading___Toc306_125140000"/><text:span text:style-name="T5">1) </text:span>Sélection de la langue<text:bookmark-end text:name="__RefHeading___Toc306_125140000"/></text:h>
      <text:p text:style-name="P3"><text:span text:style-name="T7">4) C’est </text:span>un codage de caractères informatiques conçu pour coder l'ensemble des caractères du répertoire universel de caractères codés</text:p>
      <text:h text:style-name="P13" text:outline-level="1"><text:bookmark-start text:name="__RefHeading___Toc85_1779010352"/><text:span text:style-name="T6">2) </text:span>Choisir la disposition du clavier<text:bookmark-end text:name="__RefHeading___Toc85_1779010352"/></text:h>
      <text:p text:style-name="P4">2) <text:span text:style-name="T8">Les différences entre un clavier anglais et un clavier français sont : la disposition des touches et les accents.</text:span></text:p>
      <text:h text:style-name="P13" text:outline-level="1"><text:bookmark-start text:name="__RefHeading___Toc87_1779010352"/><text:span text:style-name="T9">3) </text:span>Détecter le matériel réseau<text:bookmark-end text:name="__RefHeading___Toc87_1779010352"/></text:h>
      <text:p text:style-name="P5">1) Le journal système <text:span text:style-name="T10">sert à voir ce que l’ordinateur est en train de faire et les ressortir en cas d’arrêt brutal. Il n’est pas conservé après installation.</text:span></text:p>
      <text:h text:style-name="P13" text:outline-level="1"><text:bookmark-start text:name="__RefHeading___Toc89_1779010352"/><text:span text:style-name="T10">4) </text:span>Créer les utilisateurs et choisir les mots de passe<text:bookmark-end text:name="__RefHeading___Toc89_1779010352"/></text:h>
      <text:p text:style-name="P6"><text:span text:style-name="T11">7</text:span>) shadow password sert à créer un dossier qui renseigne les mots de passe cryptés.</text:p>
      <text:p text:style-name="P6"><text:span text:style-name="T11">8</text:span>) Un compte superutilisateur est un compte qui a tous les droits sur la machine.</text:p>
      <text:h text:style-name="P13" text:outline-level="1"><text:bookmark-start text:name="__RefHeading___Toc91_1779010352"/><text:span text:style-name="T10">5) </text:span>Configurer l'horloge<text:bookmark-end text:name="__RefHeading___Toc91_1779010352"/></text:h>
      <text:p text:style-name="P7"><text:span text:style-name="T11">4) </text:span>Network Time Protocol : c’est un protocole qui permet de synchroniser, via un réseau informatique l’heure sur une machine.</text:p>
      <text:h text:style-name="P13" text:outline-level="1"><text:bookmark-start text:name="__RefHeading___Toc117_1779010352"/><text:span text:style-name="T11">6) </text:span>Détecter les disques<text:bookmark-end text:name="__RefHeading___Toc117_1779010352"/></text:h>
      <text:p text:style-name="P8"><text:span text:style-name="T11">1) </text:span>Le swap est un <text:span text:style-name="T11">espace de stockage qui permet de libérer la RAM en cas de besoin.</text:span></text:p>
      <text:p text:style-name="P9">4) Le système de fichier permet de gérer l’organisation des fichiers.</text:p>
      <text:p text:style-name="P9">5) <text:span text:style-name="T13">ext4 permet de limiter la fragmentation du système de fichiers.</text:span></text:p>
      <text:h text:style-name="P13" text:outline-level="1"><text:soft-page-break/><text:span text:style-name="T12">7) </text:span>Configurer l'outil de gestion des paquets</text:h>
      <text:p text:style-name="P10">2) Permet de télécharger le même fichier depuis un endroit différent.</text:p>
      <text:p text:style-name="P10">4) Pour pouvoir le configurer soi-même et éviter l’installation d’une chose non voulues.</text:p>
      <text:h text:style-name="P14" text:outline-level="1"><text:span text:style-name="T13">8) </text:span><text:span text:style-name="T14">Installation d’un boot loade</text:span><text:span text:style-name="T16">r</text:span></text:h>
      <text:p text:style-name="P12"><text:span text:style-name="T17">1) Il permet d’installer 1 ou plusieurs systèmes d’exploitation. Nous n’avons pas besoin de différents systèmes d’exploitation pour </text:span><text:span text:style-name="T18">avoir besoin d’un boot loader.</text:span></text:p>
      <text:p text:style-name="P12"><text:span text:style-name="T18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ce8" officeooo:paragraph-rsid="0010fce8"/>
    </style:style>
    <style:style style:name="MP2" style:family="paragraph" style:parent-style-name="Header">
      <style:text-properties officeooo:rsid="002907f2" officeooo:paragraph-rsid="002907f2"/>
    </style:style>
    <style:style style:name="MT1" style:family="text">
      <style:text-properties fo:color="#ff0000" fo:font-weight="bold" style:font-weight-asian="bold" style:font-weight-complex="bold"/>
    </style:style>
    <style:style style:name="MT2" style:family="text">
      <style:text-properties fo:color="#ff0000" fo:font-weight="bold" officeooo:rsid="002907f2" style:font-weight-asian="bold" style:font-weight-complex="bold"/>
    </style:style>
    <style:style style:name="MT3" style:family="text">
      <style:text-properties officeooo:rsid="00160de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TP</text:span><text:span text:style-name="MT2">4 </text:span><text:span text:style-name="MT1">M1101</text:span><text:tab/><text:date style:data-style-name="N37" text:date-value="2018-09-18T16:45:22.820745175" text:fixed="true">18/09/18</text:date></text:p>
        <text:p text:style-name="MP1">Samuel</text:p>
        <text:p text:style-name="MP2">ROSENTHAL</text:p>
        <text:p text:style-name="MP2">Alexandre</text:p>
      </style:header>
      <style:footer>
        <text:p text:style-name="Footer"><draw:frame draw:style-name="Mfr1" draw:name="Image4" text:anchor-type="paragraph" svg:x="13.968cm" svg:y="-0.164cm" svg:width="4.888cm" svg:height="2.445cm" draw:z-index="1"><draw:image xlink:href="Pictures/100000000000013E0000009F67E5ED4C879AC8D3.png" xlink:type="simple" xlink:show="embed" xlink:actuate="onLoad"/></draw:frame><text:span text:style-name="MT3">RT1</text:span><text:tab/><text:page-number text:select-page="current">2</text:page-number>/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44:47.105697669</meta:creation-date>
    <dc:date>2018-10-01T15:58:29.767850054</dc:date>
    <meta:editing-duration>PT1H12M45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2" meta:paragraph-count="32" meta:word-count="300" meta:character-count="1778" meta:non-whitespace-character-count="1509"/>
  </office:meta>
</office:document-meta>
</file>